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frolov.portfolio.tilda.ws/" office:target-frame-name="_top" xlink:show="replace"><text:span text:style-name="Гиперссылка">http://frolov.portfolio.tilda.ws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ndrew Froliv</dc:creator>
    <meta:creation-date>2024-09-03T16:24:00Z</meta:creation-date>
    <dc:date>2024-09-09T06:4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" meta:character-count="84" meta:row-count="1" meta:non-whitespace-character-count="73"/>
  </office:meta>
</office:document-meta>
</file>